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Preformatted_20_Text" style:list-style-name="L1"/>
    <style:style style:name="P9" style:family="paragraph" style:parent-style-name="Preformatted_20_Text" style:list-style-name="L2"/>
    <style:style style:name="T1" style:family="text">
      <style:text-properties style:font-name="Liberation Mono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 Subtree Workflow</text:h>
      <text:p text:style-name="Text_20_body">For a more complete explanation, see: <text:a xlink:type="simple" xlink:href="http://git-scm.com/book/ch6-7.html">http://git-scm.com/book/ch6-7.html</text:a></text:p>
      <text:p text:style-name="Text_20_body">This description assumes a familiarity with basic git operations (commit, push, pull, etc). <text:s/>These standard operations can be done either through the command line or with a git GUI tool of choice (Egit, tortoiseGIT, etc). <text:s/>The <text:span text:style-name="T4">read-dir</text:span> and <text:span text:style-name="T4">merge -s subtree </text:span><text:span text:style-name="T5">operations must be done via the command line, since as of this writing no git GUI appears to implement subtree support.</text:span></text:p>
      <text:p text:style-name="Text_20_body"><text:span text:style-name="T5">See the end of this document for an explanation of the benefits of a subtree based system.</text:span></text:p>
      <text:h text:style-name="Heading_20_2" text:outline-level="2">Importing a shared project</text:h>
      <text:list xml:id="list509244524" text:style-name="L1">
        <text:list-item>
          <text:p text:style-name="P1">Ensure that the shared library has an accessible remote git repository.</text:p>
        </text:list-item>
        <text:list-item>
          <text:p text:style-name="P1">Create a new project.</text:p>
        </text:list-item>
        <text:list-item>
          <text:p text:style-name="P1">Add the shared libraries remote repository location as a remote to the super project</text:p>
        </text:list-item>
        <text:list-item>
          <text:p text:style-name="P1">Fetch from the libraries remote repository.</text:p>
        </text:list-item>
        <text:list-item>
          <text:p text:style-name="P1">Create a new local branch from the remote tracking branch (e.g. shared_library_branch)</text:p>
        </text:list-item>
        <text:list-item>
          <text:p text:style-name="P1">Run the following command from the command line (substituting the appropriate remote and branch name. <text:s/>Prefix is the subdirectory the library will be loaded into):</text:p>
          <text:list>
            <text:list-header>
              <text:p text:style-name="P8"><text:span text:style-name="Source_20_Text">git read-tree --prefix=”SharedLibrary/” -u <text:s/>shared_library_branch</text:span></text:p>
            </text:list-header>
          </text:list>
        </text:list-item>
        <text:list-item>
          <text:p text:style-name="P1"><text:span text:style-name="Source_20_Text"><text:span text:style-name="T2">The shared library will now appear in your working directory.</text:span></text:span></text:p>
        </text:list-item>
      </text:list>
      <text:h text:style-name="Heading_20_2" text:outline-level="2"><text:span text:style-name="Source_20_Text"><text:span text:style-name="T2">Importing updates to a shared library</text:span></text:span></text:h>
      <text:list xml:id="list1015985539" text:style-name="L2">
        <text:list-item>
          <text:p text:style-name="P2"><text:span text:style-name="Source_20_Text"><text:span text:style-name="T2">Ensure the shared library's remote repository is currently up to date.</text:span></text:span></text:p>
        </text:list-item>
        <text:list-item>
          <text:p text:style-name="P2"><text:span text:style-name="Source_20_Text"><text:span text:style-name="T2">Fetch the changes from shared library remote.</text:span></text:span></text:p>
        </text:list-item>
        <text:list-item>
          <text:p text:style-name="P2"><text:span text:style-name="Source_20_Text"><text:span text:style-name="T2">Checkout the shared library branch.</text:span></text:span></text:p>
        </text:list-item>
        <text:list-item>
          <text:p text:style-name="P2"><text:span text:style-name="Source_20_Text"><text:span text:style-name="T2">Merge the changes from the shared library, resolve any conflicts</text:span></text:span></text:p>
        </text:list-item>
        <text:list-item>
          <text:p text:style-name="P2"><text:span text:style-name="Source_20_Text"><text:span text:style-name="T2">With your super projects current target branch checked out, run the following command:</text:span></text:span></text:p>
          <text:list>
            <text:list-header>
              <text:p text:style-name="P9"><text:span text:style-name="Source_20_Text">git merge --squash -s subtree --no-commit </text:span><text:span text:style-name="Source_20_Text">shared_library_branch</text:span></text:p>
            </text:list-header>
            <text:list-item>
              <text:p text:style-name="P2"><text:span text:style-name="Source_20_Text"><text:span text:style-name="T2">This command includes the following optional parameters:</text:span></text:span></text:p>
              <text:list>
                <text:list-item>
                  <text:p text:style-name="P2"><text:span text:style-name="Source_20_Text"><text:span text:style-name="T2">The --squash command <text:s/>will remove all intermediate history from the shared library (it will show only the most recent commit</text:span></text:span></text:p>
                </text:list-item>
                <text:list-item>
                  <text:p text:style-name="P2"><text:span text:style-name="Source_20_Text"><text:span text:style-name="T2">The --no-commit option will not actually commit the merge to git, this will allow you to preview the results of the merge first and add your own commit message</text:span></text:span></text:p>
                </text:list-item>
              </text:list>
            </text:list-item>
          </text:list>
        </text:list-item>
        <text:list-item>
          <text:p text:style-name="P2"><text:span text:style-name="Source_20_Text"><text:span text:style-name="T2">Commit the results of the merge with a meaningful comment.</text:span></text:span></text:p>
        </text:list-item>
      </text:list>
      <text:h text:style-name="Heading_20_2" text:outline-level="2"><text:span text:style-name="Source_20_Text"><text:span text:style-name="T2">Make a change to the shared library from your project</text:span></text:span></text:h>
      <text:list xml:id="list1123346007" text:style-name="L3">
        <text:list-item>
          <text:p text:style-name="P3"><text:span text:style-name="Source_20_Text"><text:span text:style-name="T2">Modify the local library and commit your changes.</text:span></text:span></text:p>
        </text:list-item>
        <text:list-item>
          <text:p text:style-name="P3"><text:span text:style-name="Source_20_Text"><text:span text:style-name="T2">Create a local branch based on a remote branch from the shared library.</text:span></text:span></text:p>
        </text:list-item>
        <text:list-item>
          <text:p text:style-name="P3"><text:span text:style-name="Source_20_Text"><text:span text:style-name="T2">Checkout out above branch</text:span></text:span></text:p>
        </text:list-item>
        <text:list-item>
          <text:p text:style-name="P3"><text:soft-page-break/><text:span text:style-name="Source_20_Text"><text:span text:style-name="T2">Run a subtree merge as shown below:</text:span></text:span></text:p>
          <text:list>
            <text:list-header>
              <text:p text:style-name="P3"><text:span text:style-name="Source_20_Text"><text:span text:style-name="T2">git merge --squash -s subtree --no-commit master</text:span></text:span></text:p>
              <text:p text:style-name="P3"><text:span text:style-name="Source_20_Text"><text:span text:style-name="T2">***See </text:span></text:span><text:span text:style-name="Source_20_Text"><text:span text:style-name="T3">Importing updates to a shared library</text:span></text:span><text:span text:style-name="Source_20_Text"><text:span text:style-name="T2"> for a list of parameters</text:span></text:span></text:p>
            </text:list-header>
          </text:list>
        </text:list-item>
        <text:list-item>
          <text:p text:style-name="P3"><text:span text:style-name="Source_20_Text"><text:span text:style-name="T2">Push the changes to the shared library repository</text:span></text:span></text:p>
          <text:list>
            <text:list-header>
              <text:p text:style-name="P3"><text:span text:style-name="Source_20_Text"><text:span text:style-name="T2">***Do not push the changes to a long-term branch on the shared library. <text:s/>Instead, create a new branch including your project name that can be merged in later.</text:span></text:span></text:p>
            </text:list-header>
          </text:list>
        </text:list-item>
      </text:list>
      <text:h text:style-name="Heading_20_2" text:outline-level="2"><text:span text:style-name="Source_20_Text"><text:span text:style-name="T2">Cloning a repository that includes subtrees</text:span></text:span></text:h>
      <text:list xml:id="list2065572055" text:style-name="L4">
        <text:list-item>
          <text:p text:style-name="P4"><text:span text:style-name="Source_20_Text"><text:span text:style-name="T2">Clone the repository as normal.</text:span></text:span></text:p>
        </text:list-item>
        <text:list-item>
          <text:p text:style-name="P4"><text:span text:style-name="Source_20_Text"><text:span text:style-name="T2">You will now get the cloned project's version of the shared library, even if those changes have not been published, or the shared repository is unavailable. </text:span></text:span></text:p>
          <text:list>
            <text:list-header>
              <text:p text:style-name="P4"><text:span text:style-name="Source_20_Text"><text:span text:style-name="T2">***This is a key difference from a git submodule, where all commits of a submodule must be pushed to the shared repository in order to be obtained when cloning.</text:span></text:span></text:p>
              <text:p text:style-name="P4"><text:span text:style-name="Source_20_Text"><text:span text:style-name="T2">***The reference to the shared project must still be added to the cloned repository in order to correctly link the two together.</text:span></text:span></text:p>
            </text:list-header>
          </text:list>
        </text:list-item>
        <text:list-item>
          <text:p text:style-name="P4"><text:span text:style-name="Source_20_Text"><text:span text:style-name="T2">Add the shared project's remote repository to the cloned project</text:span></text:span></text:p>
        </text:list-item>
        <text:list-item>
          <text:p text:style-name="P4"><text:span text:style-name="Source_20_Text"><text:span text:style-name="T2">You will now be able to pull and push changes to remote repository as listed above</text:span></text:span></text:p>
        </text:list-item>
      </text:list>
      <text:h text:style-name="Heading_20_2" text:outline-level="2"><text:span text:style-name="Source_20_Text"><text:span text:style-name="T2">Potential efficiency enhancement</text:span></text:span></text:h>
      <text:p text:style-name="Text_20_body"><text:span text:style-name="Source_20_Text"><text:span text:style-name="T2">Changing between your main project branch and the local branch for the shared library can require repeatedly deleting and recreating your entire project contents. <text:s/>This can not only take a long amount of time, but can require a full rebuild on your project when switching back. <text:s/>An alternative approach is presented below.</text:span></text:span></text:p>
      <text:p text:style-name="Text_20_body"><text:span text:style-name="Source_20_Text"><text:span text:style-name="T2">Begin by creating a clone of your project for each shared repository being used. <text:s/>Select the local branch corresponding to that repository as the starting branch. <text:s/>Prevent confusion by deleting the local shared respository branches from your main project, and deleting all other branches from each clone.</text:span></text:span></text:p>
      <text:h text:style-name="Heading_20_3" text:outline-level="3">Publishing changes to the shared library</text:h>
      <text:list xml:id="list260842246" text:style-name="L6">
        <text:list-item>
          <text:p text:style-name="P6"><text:span text:style-name="Source_20_Text"><text:span text:style-name="T2">Commit your project with all changes to the shared repository and push the current version to your shared repository</text:span></text:span></text:p>
        </text:list-item>
        <text:list-item>
          <text:p text:style-name="P6"><text:span text:style-name="Source_20_Text"><text:span text:style-name="T2">From the corresponding shared library clone, fetch the newest version of your projects main branch</text:span></text:span></text:p>
        </text:list-item>
        <text:list-item>
          <text:p text:style-name="P6"><text:span text:style-name="Source_20_Text"><text:span text:style-name="T2">Perform <text:s/>subtree merge using the remote tracking branch using the following command:</text:span></text:span></text:p>
          <text:list>
            <text:list-header>
              <text:p text:style-name="P6"><text:span text:style-name="Source_20_Text"><text:span text:style-name="T2">git merge --squash -s -subtree --no-commit origin/master</text:span></text:span></text:p>
            </text:list-header>
          </text:list>
        </text:list-item>
        <text:list-item>
          <text:p text:style-name="P6"><text:span text:style-name="Source_20_Text"><text:span text:style-name="T2">Verify the merge and commit.</text:span></text:span></text:p>
        </text:list-item>
        <text:list-item>
          <text:p text:style-name="P6"><text:span text:style-name="Source_20_Text"><text:span text:style-name="T2">Push the change to the remote branch for the shared library. <text:s/>Remember to push to a seperate branch rather than the one of the permanent branches.</text:span></text:span></text:p>
        </text:list-item>
      </text:list>
      <text:h text:style-name="Heading_20_3" text:outline-level="3"><text:soft-page-break/><text:span text:style-name="Source_20_Text"><text:span text:style-name="T2">Updating the shared library</text:span></text:span></text:h>
      <text:list xml:id="list354883375" text:style-name="L5">
        <text:list-item>
          <text:p text:style-name="P5"><text:span text:style-name="Source_20_Text"><text:span text:style-name="T2">Ensure that the shared library clone's repository is up-to-date with any changes to your project folder (see the procedure above)</text:span></text:span></text:p>
        </text:list-item>
        <text:list-item>
          <text:p text:style-name="P5"><text:span text:style-name="Source_20_Text"><text:span text:style-name="T2">From the shared library clone of your project, fetch the most recent shared library version</text:span></text:span></text:p>
        </text:list-item>
        <text:list-item>
          <text:p text:style-name="P5"><text:span text:style-name="Source_20_Text"><text:span text:style-name="T2">Merge the change into the local branch for that shared reference</text:span></text:span></text:p>
        </text:list-item>
        <text:list-item>
          <text:p text:style-name="P5"><text:span text:style-name="Source_20_Text"><text:span text:style-name="T2">Push this branch to the remote repository of your project</text:span></text:span></text:p>
        </text:list-item>
        <text:list-item>
          <text:p text:style-name="P5"><text:span text:style-name="Source_20_Text"><text:span text:style-name="T2">From your projects main repository, fetch the branch you just committed.</text:span></text:span></text:p>
        </text:list-item>
        <text:list-item>
          <text:p text:style-name="P5"><text:span text:style-name="Source_20_Text"><text:span text:style-name="T2">Perform a subtree merging using the remote tracking branch as shown below:</text:span></text:span></text:p>
          <text:list>
            <text:list-header>
              <text:p text:style-name="P5">git merge --squash -s subtree --no-commit origin/shared_library_branch </text:p>
            </text:list-header>
          </text:list>
        </text:list-item>
        <text:list-item>
          <text:p text:style-name="P5">Verify the merge and commit your project with the up to date version.</text:p>
        </text:list-item>
      </text:list>
      <text:h text:style-name="Heading_20_1" text:outline-level="1">Appendix: Why use subtree</text:h>
      <text:h text:style-name="Heading_20_3" text:outline-level="3">Overview of the problem</text:h>
      <text:p text:style-name="Text_20_body">Many projects make use a common code base. <text:s/>There are four possible approaches to solve this problem:</text:p>
      <text:list xml:id="list863205728" text:style-name="L7">
        <text:list-item>
          <text:p text:style-name="P7">Each project is a single monolithic code-base that includes copies of the shared library. <text:s/>Updates must be managed manually. <text:s/>Updates to the stack must be manually pushed to the source.</text:p>
        </text:list-item>
        <text:list-item>
          <text:p text:style-name="P7">The shared code is a stand-alone library. <text:s/>It is not included with a projects source distribution and must be installed separately by the developer and/or end user.</text:p>
        </text:list-item>
        <text:list-item>
          <text:p text:style-name="P7">The shared code is included in the main project via a git submodule</text:p>
        </text:list-item>
        <text:list-item>
          <text:p text:style-name="P7">The shared code is implemented using a git subtree approach.</text:p>
        </text:list-item>
      </text:list>
      <text:h text:style-name="Heading_20_3" text:outline-level="3">The monolithic approach</text:h>
      <text:p text:style-name="Text_20_body">The problems with the first approach should be obvious. <text:s/>If changes are made to the shared code base, there is no mechanism to ensure that they can be readily applied to projects that use the shared code. <text:s/>Likewise, there is no automated method to immediately share changes to the code-base that are done as part of a project to the main library branch. <text:s/>These merges must all be done manually, which provide a risk that some changes will be missed or overwritten.</text:p>
      <text:h text:style-name="Heading_20_3" text:outline-level="3">The decoupled library approach</text:h>
      <text:p text:style-name="Text_20_body">The pure library approach (2) has the advantage of decoupling completely the project code from the library code. <text:s/>Assuming the library is installed correctly, the project will simply compile and run. <text:s/>The problem with this approach, is that it requires the developer and/or end user to figure out what libraries need to be installed, and an acceptable version. <text:s/>It is also impossible to ensure that the project will be built/run with a specific version of the library. <text:s/>This means it may be difficult to recreate your project exactly at a future time. <text:s/>It also leaves you vulnerable to changes in the shared library breaking your project. <text:s/>It is also impossible to make/distribute any changes to the library code, without actually having them merged into the main library trunk.</text:p>
      <text:h text:style-name="Heading_20_3" text:outline-level="3"><text:soft-page-break/>The git submodule approach</text:h>
      <text:p text:style-name="Text_20_body">Git submodule (approach 3) would seem to be a perfect solution to the problem except for one fatal flaw: a git submodule does not include a complete snapshot of a shared code-library. <text:s/>Instead it creates a pointer to a specific commit in a remote repository. <text:s/>This means that if any changes are made to the library for a particular project, it must be made available as a separate remote repository. <text:s/>If this repository is unavailable, the project will not be build-able.</text:p>
      <text:h text:style-name="Heading_20_3" text:outline-level="3">The git subtree approach</text:h>
      <text:p text:style-name="Text_20_body">Using the git subtree merge capability (approach 4) provides the best all-around solution to this issue. <text:s/>Each piece of shared code is included in it's entirety within each project. <text:s/>When cloning a repository, the entire contents of the project are obtained, including any shared code. <text:s/>This means that each project repository can be used as a standalone project, requiring no external code dependencies. <text:s/>Additionally, any changes made to the shared code as part of a local project will be retained, without having to provide a separate commit to the shared repository. <text:s/>It also makes use of the familiar git merge/push/fetch operations, unlike in the case of submodules.</text:p>
      <text:p text:style-name="Text_20_body">There is a flaw in the subtree approach, however. <text:s/>Unlike in the submodule case, there is no automatic way to enforce the link between a git subtree and the parent project that it links to. <text:s/>This relationship must be document and reinforced each time the repository is cloned. <text:s/>Additionally, the mechanisms needed to enable use of a subtree are not available in any of the commonly used git GUIs or plug-ins at the time of this writing. <text:s/>This makes command line operations inevitable to use these feat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Anderson</meta:initial-creator>
    <meta:creation-date>2012-05-27T12:10:53</meta:creation-date>
    <dc:date>2012-05-27T17:51:05</dc:date>
    <dc:creator>David Anderson</dc:creator>
    <meta:editing-duration>PT5H40M13S</meta:editing-duration>
    <meta:editing-cycles>65</meta:editing-cycles>
    <meta:generator>LibreOffice/3.3$Unix LibreOffice_project/330m19$Build-401</meta:generator>
    <meta:document-statistic meta:table-count="0" meta:image-count="0" meta:object-count="0" meta:page-count="4" meta:paragraph-count="75" meta:word-count="1471" meta:character-count="8785"/>
  </office:meta>
</office:document-meta>
</file>